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F" style:family="table-column">
      <style:table-column-properties style:column-width="7.557cm" style:rel-column-width="29124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1" officeooo:rsid="0015bfcf" officeooo:paragraph-rsid="0005c62f"/>
    </style:style>
    <style:style style:name="P2" style:family="paragraph" style:parent-style-name="Standard">
      <style:text-properties style:font-name="Times New Roman1" officeooo:rsid="00061d17" officeooo:paragraph-rsid="00061d17"/>
    </style:style>
    <style:style style:name="P3" style:family="paragraph" style:parent-style-name="Standard">
      <style:text-properties style:font-name="Times New Roman1" officeooo:rsid="000b20cf" officeooo:paragraph-rsid="000b20cf"/>
    </style:style>
    <style:style style:name="P4" style:family="paragraph" style:parent-style-name="Standard">
      <style:text-properties style:font-name="Times New Roman1" officeooo:rsid="000e0e75" officeooo:paragraph-rsid="000e0e75"/>
    </style:style>
    <style:style style:name="P5" style:family="paragraph" style:parent-style-name="Standard">
      <style:text-properties style:font-name="Times New Roman1" officeooo:rsid="000ff889" officeooo:paragraph-rsid="000ff889"/>
    </style:style>
    <style:style style:name="P6" style:family="paragraph" style:parent-style-name="Standard">
      <style:text-properties style:font-name="Times New Roman1" officeooo:rsid="00111d0c" officeooo:paragraph-rsid="00111d0c"/>
    </style:style>
    <style:style style:name="P7" style:family="paragraph" style:parent-style-name="Standard">
      <style:text-properties style:font-name="Times New Roman1" fo:font-style="normal" fo:font-weight="normal" officeooo:rsid="00061d17" officeooo:paragraph-rsid="00061d1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1" fo:font-style="normal" fo:font-weight="normal" officeooo:rsid="0006ff28" officeooo:paragraph-rsid="0006ff2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Times New Roman1" fo:font-style="normal" fo:font-weight="normal" officeooo:rsid="0006ff28" officeooo:paragraph-rsid="0008cfb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Times New Roman1" fo:font-style="normal" fo:font-weight="normal" officeooo:rsid="0008cfbe" officeooo:paragraph-rsid="0008cfb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Times New Roman1" fo:font-style="normal" fo:font-weight="normal" officeooo:rsid="0008cfbe" officeooo:paragraph-rsid="0006ff2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Times New Roman1" fo:font-style="normal" fo:font-weight="normal" officeooo:rsid="00097bc8" officeooo:paragraph-rsid="00097b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1" fo:font-style="normal" fo:font-weight="normal" officeooo:rsid="000b20cf" officeooo:paragraph-rsid="000b20c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1" fo:font-style="normal" fo:font-weight="normal" officeooo:rsid="000e4950" officeooo:paragraph-rsid="000e0e7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imes New Roman1" fo:font-style="normal" fo:font-weight="normal" officeooo:rsid="000e4950" officeooo:paragraph-rsid="000e0e7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1" fo:font-style="normal" fo:font-weight="normal" officeooo:rsid="000e4950" officeooo:paragraph-rsid="000ff88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imes New Roman1" fo:font-style="normal" fo:font-weight="normal" officeooo:rsid="000ff889" officeooo:paragraph-rsid="000ff88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Times New Roman1" fo:font-style="normal" fo:font-weight="normal" officeooo:rsid="00111d0c" officeooo:paragraph-rsid="00111d0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1" fo:font-style="normal" fo:font-weight="normal" officeooo:rsid="00117583" officeooo:paragraph-rsid="00111d0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Times New Roman1" officeooo:rsid="00122ee9" officeooo:paragraph-rsid="00122ee9"/>
    </style:style>
    <style:style style:name="P21" style:family="paragraph" style:parent-style-name="Standard" style:list-style-name="L1">
      <style:text-properties style:font-name="Times New Roman1" officeooo:rsid="00061d17" officeooo:paragraph-rsid="00061d17"/>
    </style:style>
    <style:style style:name="P22" style:family="paragraph" style:parent-style-name="Standard" style:list-style-name="L1">
      <style:text-properties style:font-name="Times New Roman1" fo:font-style="normal" fo:font-weight="normal" officeooo:rsid="00061d17" officeooo:paragraph-rsid="00061d17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style:font-name="Times New Roman1" fo:font-style="normal" fo:font-weight="normal" officeooo:rsid="0006ff28" officeooo:paragraph-rsid="0008cfbe" style:font-style-asian="normal" style:font-weight-asian="normal" style:font-style-complex="normal" style:font-weight-complex="normal"/>
    </style:style>
    <style:style style:name="P24" style:family="paragraph" style:parent-style-name="Standard" style:list-style-name="L4">
      <style:text-properties style:font-name="Times New Roman1" fo:font-style="normal" fo:font-weight="normal" officeooo:rsid="0006ff28" officeooo:paragraph-rsid="0006ff28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style:font-name="Times New Roman1" fo:font-style="normal" fo:font-weight="normal" officeooo:rsid="0008cfbe" officeooo:paragraph-rsid="0008cfbe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style:font-name="Times New Roman1" fo:font-style="normal" fo:font-weight="normal" officeooo:rsid="0008cfbe" officeooo:paragraph-rsid="0008cfb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1" fo:font-style="normal" fo:font-weight="normal" officeooo:rsid="00122ee9" officeooo:paragraph-rsid="00122ee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Times New Roman1" fo:font-style="normal" fo:font-weight="normal" officeooo:rsid="00122ee9" officeooo:paragraph-rsid="00122ee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Times New Roman1" fo:font-style="normal" fo:font-weight="normal" officeooo:rsid="001575d0" officeooo:paragraph-rsid="001575d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1" fo:font-style="normal" fo:font-weight="normal" officeooo:rsid="001575d0" officeooo:paragraph-rsid="001575d0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Times New Roman1" fo:font-style="normal" fo:font-weight="normal" officeooo:rsid="0017041c" officeooo:paragraph-rsid="0017041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Times New Roman1" fo:font-style="normal" fo:font-weight="normal" officeooo:rsid="0017bdcd" officeooo:paragraph-rsid="0017bdcd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text-properties style:font-name="Times New Roman1" fo:font-style="normal" fo:font-weight="normal" officeooo:rsid="0017bdcd" officeooo:paragraph-rsid="0017bdc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Times New Roman1" fo:font-style="normal" fo:font-weight="normal" officeooo:rsid="0018bbcc" officeooo:paragraph-rsid="0018bbc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Times New Roman1" fo:font-style="normal" fo:font-weight="normal" officeooo:rsid="001996e8" officeooo:paragraph-rsid="001996e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Times New Roman1" fo:font-style="normal" fo:font-weight="normal" officeooo:rsid="001aea59" officeooo:paragraph-rsid="001aea59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Times New Roman1" fo:font-style="normal" fo:font-weight="normal" officeooo:rsid="001c8e81" officeooo:paragraph-rsid="001c8e81" style:font-style-asian="normal" style:font-weight-asian="normal" style:font-style-complex="normal" style:font-weight-complex="normal"/>
    </style:style>
    <style:style style:name="P38" style:family="paragraph" style:parent-style-name="Standard" style:list-style-name="L6">
      <style:text-properties style:font-name="Times New Roman1" fo:font-style="normal" fo:font-weight="normal" officeooo:rsid="001c8e81" officeooo:paragraph-rsid="001c8e81" style:font-style-asian="normal" style:font-weight-asian="normal" style:font-style-complex="normal" style:font-weight-complex="normal"/>
    </style:style>
    <style:style style:name="P39" style:family="paragraph" style:parent-style-name="Standard" style:list-style-name="L6">
      <style:text-properties style:font-name="Times New Roman1" fo:font-style="normal" fo:font-weight="normal" officeooo:rsid="001ce2a9" officeooo:paragraph-rsid="001ce2a9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style:text-properties style:font-name="Times New Roman1" officeooo:rsid="0006ff28" officeooo:paragraph-rsid="0008cfbe"/>
    </style:style>
    <style:style style:name="P41" style:family="paragraph" style:parent-style-name="Standard" style:list-style-name="L3">
      <style:text-properties style:font-name="Times New Roman1" officeooo:rsid="0008cfbe" officeooo:paragraph-rsid="0008cfbe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officeooo:rsid="001996e8" officeooo:paragraph-rsid="001996e8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officeooo:rsid="001aea59" officeooo:paragraph-rsid="001aea59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weight="bold" officeooo:rsid="001996e8" officeooo:paragraph-rsid="001996e8" style:font-weight-asian="bold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8cfbe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cdc3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e495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17583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eds documentation</text:p>
      <text:p text:style-name="P1"/>
      <text:p text:style-name="P1">Desire to make this more agnostic to the underlying system – i.e. not claiming which arrays are needed in function definitions.</text:p>
      <text:p text:style-name="P2"><text:tab/>That suggests using **kwargs to handle the arrays, but that really only does so much. <text:s/>I still need to declare all the arrays in the main file, and write them all in to the function calls.</text:p>
      <text:list xml:id="list3358698035" text:style-name="L1">
        <text:list-item>
          <text:p text:style-name="P21">Option 1: have a more advanced config file that lets you not only specify which modules to use, but also what sort of arrays to set up, whether to import from file, etc. <text:s/>The ideal is to have the main program file go unaltered when tweaking things.</text:p>
          <text:list>
            <text:list-item>
              <text:p text:style-name="P21">Note that this probably also means passing all arrays to all functions, at least at the top level. <text:s/>Not entirely hygeinic. <text:s/>Though you can still explicitly unpack which ones you’re explicitly using within the function, so it’s not <text:span text:style-name="T1">entirely</text:span><text:span text:style-name="T2"> unhygeinic.</text:span></text:p>
            </text:list-item>
          </text:list>
        </text:list-item>
        <text:list-item>
          <text:p text:style-name="P22">Option 2: simply have different main program files for different models, sharing many modules.</text:p>
          <text:list>
            <text:list-item>
              <text:p text:style-name="P22">Probably faster to get out of the door.</text:p>
            </text:list-item>
            <text:list-item>
              <text:p text:style-name="P22">Means having to edit both of them as things evolve.</text:p>
            </text:list-item>
          </text:list>
        </text:list-item>
      </text:list>
      <text:p text:style-name="P7"/>
      <text:p text:style-name="P8">Option 1 seems more sane overall. <text:s/>I feel like Option 2 will quickly lead to being frustrated by similar shortcomings.</text:p>
      <text:p text:style-name="P8"/>
      <text:p text:style-name="P9">Current main program is:</text:p>
      <text:list xml:id="list2488535419" text:style-name="L2">
        <text:list-item>
          <text:p text:style-name="P23">Import bunch of generic stuff</text:p>
        </text:list-item>
        <text:list-item>
          <text:p text:style-name="P23">Bind certain parameters to variable names</text:p>
        </text:list-item>
        <text:list-item>
          <text:p text:style-name="P40"><text:span text:style-name="T3">Creating</text:span><text:span text:style-name="T2"> a whole bunch of (empty) arrays</text:span></text:p>
        </text:list-item>
        <text:list-item>
          <text:p text:style-name="P23">(Optionally) invoke the data importer to initialise certain arrays</text:p>
        </text:list-item>
        <text:list-item>
          <text:p text:style-name="P23">Transfer those arrays over to the GPU</text:p>
        </text:list-item>
        <text:list-item>
          <text:p text:style-name="P23">Initialise certain arrays CPU-side</text:p>
        </text:list-item>
        <text:list-item>
          <text:p text:style-name="P25">Enter main loop</text:p>
          <text:list>
            <text:list-item>
              <text:p text:style-name="P25">Call a fairly generic list of functions</text:p>
            </text:list-item>
          </text:list>
        </text:list-item>
        <text:list-item>
          <text:p text:style-name="P25">Save data to file</text:p>
        </text:list-item>
        <text:list-item>
          <text:p text:style-name="P25">Plot a graph</text:p>
        </text:list-item>
      </text:list>
      <text:p text:style-name="P10"/>
      <text:p text:style-name="P10">Things that can be spun off/made generic:</text:p>
      <text:list xml:id="list1838037196" text:style-name="L3">
        <text:list-item>
          <text:p text:style-name="P26">Array creation, transferring arrays to GPU</text:p>
        </text:list-item>
        <text:list-item>
          <text:p text:style-name="P26">Array initialisation</text:p>
        </text:list-item>
        <text:list-item>
          <text:p text:style-name="P26">Loading in external data (if needed) (would it be possible to make this interchangeable with other initialisation procedures?)</text:p>
        </text:list-item>
        <text:list-item>
          <text:p text:style-name="P26">Saving data (don’t know the exact format we want)</text:p>
          <text:list>
            <text:list-item>
              <text:p text:style-name="P41"><text:span text:style-name="T2">That also implies we want to be agnostic when </text:span><text:span text:style-name="T1">recording</text:span><text:span text:style-name="T2"> the data too… which probably means giving something else the ability transfer stuff from device memory.</text:span></text:p>
            </text:list-item>
          </text:list>
        </text:list-item>
        <text:list-item>
          <text:p text:style-name="P26">Graph plotting</text:p>
          <text:list>
            <text:list-item>
              <text:p text:style-name="P26">Already pretty optional, tbh</text:p>
            </text:list-item>
          </text:list>
        </text:list-item>
      </text:list>
      <text:p text:style-name="P8"/>
      <text:p text:style-name="P8">So, what does this entail?</text:p>
      <text:list xml:id="list1037400330" text:style-name="L4">
        <text:list-item>
          <text:p text:style-name="P24">Split up different configs into individual text files, rather than listing them all in the same text file</text:p>
        </text:list-item>
        <text:list-item>
          <text:p text:style-name="P24">Have some system for declaring the arrays you want</text:p>
          <text:list>
            <text:list-item>
              <text:p text:style-name="P24">Name, dimension, data type… initialisation?</text:p>
            </text:list-item>
            <text:list-item>
              <text:p text:style-name="P24">Dimension is usually, but not always, neurons_number. <text:s/>Seems like it should be possible to define dimension in terms of variables.</text:p>
            </text:list-item>
          </text:list>
        </text:list-item>
      </text:list>
      <text:p text:style-name="P8"/>
      <text:p text:style-name="P11"/>
      <text:p text:style-name="P12"><text:soft-page-break/>Something like:</text:p>
      <text:p text:style-name="P12">array name, array dimension, data type, initialisation type, initialisation parameter</text:p>
      <text:p text:style-name="P12"/>
      <text:p text:style-name="P12">“Initialisation type” mainly there for “I want to load in from file”, in which case the parameter is the file name. <text:s/>Otherwise you can probably leave it as “DEVICE” and then you’ve already specified the <text:s/>way you want it initialised in the module imports.</text:p>
      <text:p text:style-name="P8"/>
      <text:p text:style-name="P13">Currently I have a single parameters.txt file that contains the “version” variable, which points to one of several profiles in the import-profiles.txt file. <text:s/>I should probably change that. <text:s/>Have individual parameter files, and individual profile files. <text:s/>Arrays can probably be stored with the profiles, since they’re pretty strongly linked.</text:p>
      <text:p text:style-name="P3"><text:span text:style-name="T2"><text:tab/></text:span><text:span text:style-name="T4">Although, since arrays hardly ever change, might want to put them in a separate file entirely.</text:span></text:p>
      <text:p text:style-name="P4"><text:span text:style-name="T4"><text:tab/>H</text:span><text:span text:style-name="T2">m, missed that the coordinates array has to be multivalued. <text:s/>Though, I could always hard-program a coordinates array, right? <text:s/>Since I already know dimension and all. <text:s/>Ah, but then, how to specify if you want to import values over it… could make that yet another file? <text:s/></text:span><text:span text:style-name="T5">Eh, may as well.</text:span></text:p>
      <text:p text:style-name="P14"/>
      <text:p text:style-name="P15"/>
      <text:p text:style-name="P16"/>
      <text:p text:style-name="P5"><text:span text:style-name="T5">S</text:span><text:span text:style-name="T2">et up generic array generation and transfer to device, redid imports for modules, moved general modules into a separate folder. <text:s/>Still need to set up how I’m initialising arrays, though.</text:span></text:p>
      <text:p text:style-name="P17"/>
      <text:p text:style-name="P6"><text:span text:style-name="T2">I could blindly run device-side initialisation on all of them and </text:span><text:span text:style-name="T1">then</text:span><text:span text:style-name="T2"> run imports, though that might seem excessive. <text:s/>Then again, it’s hardly going to be the expensive part of the simulation, is it?</text:span></text:p>
      <text:p text:style-name="P18"><text:tab/>The actual challenge seems to be – if I’m genericising, I need to do something about which arrays I assume to exist (or not exist) when initialising them. <text:s/>Perhaps do if/else on the keys in the array dictionary?</text:p>
      <text:p text:style-name="P19"><text:tab/>Hm, the process is create array → (optionally) load in data from file → send array to device → run procedural initialisation. <text:s/>So if you want to blindly run procedural initialisation then you need to have a blank init function. <text:s/>This might actually be a good way of doing things, since you could then also run an init function on a preloaded array to modify it in some way.</text:p>
      <text:p text:style-name="P19"/>
      <text:p text:style-name="P20"><text:span text:style-name="T6">T</text:span><text:span text:style-name="T2">ODO: change function calls from “voltage_init” etc. to just “array_init” </text:span></text:p>
      <text:p text:style-name="P27"/>
      <text:p text:style-name="P28"/>
      <text:p text:style-name="P29">Hm, would this also be a chance to stick some of the main loop stuff in a container function so I can also run the thing as a batch program?</text:p>
      <text:p text:style-name="P29"><text:tab/>Since I’m not able to piggyback off killing and then rerunning the program to manage memory, it’s probably helpful to have it so that only “parameters” get changed between runs. <text:s/>i.e. you have the same number of neurons, and can just flush and redo all the arrays. <text:s/>Make sure you’re also allowed to load new array data from file, though.</text:p>
      <text:p text:style-name="P29"/>
      <text:p text:style-name="P30"/>
      <text:p text:style-name="P29"/>
      <text:p text:style-name="P29"/>
      <text:p text:style-name="P31">Oh right, NUMBA doesn’t support dicts or **kwargs.</text:p>
      <text:p text:style-name="P31">Simpler solution: make the call in the main loop a normal function call to some wrapper. <text:s/>Send that wrapper function all the arrays, let it pick which it wants, then call the actual device function. <text:s/>You put the wrapper in the same file as the actual function, so it’s managed and swapped in the same way.</text:p>
      <text:p text:style-name="P31"/>
      <text:p text:style-name="P31"/>
      <text:p text:style-name="P31"/>
      <text:p text:style-name="P32"><text:soft-page-break/>Anyway! <text:s/>Now this rewrite is up, I should:</text:p>
      <text:list xml:id="list514817824" text:style-name="L5">
        <text:list-item>
          <text:p text:style-name="P33">Verify it’s (still) giving correct results</text:p>
        </text:list-item>
        <text:list-item>
          <text:p text:style-name="P33">Pump out some of those graphs asked for.</text:p>
        </text:list-item>
      </text:list>
      <text:p text:style-name="P32"/>
      <text:p text:style-name="P34">Hm, I should really make a “standard book” of parameters and wave speeds for regular verification.</text:p>
      <text:p text:style-name="P35">I have “c finding muckery.py” for eyeballing it, that should still work.</text:p>
      <text:p text:style-name="P35"/>
      <table:table table:name="Table1" table:style-name="Table1">
        <table:table-column table:style-name="Table1.A" table:number-columns-repeated="5"/>
        <table:table-column table:style-name="Table1.F"/>
        <table:table-row table:style-name="TableLine1925871659952">
          <table:table-cell table:style-name="Table1.A1" office:value-type="string">
            <text:p text:style-name="P44">Beta</text:p>
          </table:table-cell>
          <table:table-cell table:style-name="Table1.A1" office:value-type="string">
            <text:p text:style-name="P44">A</text:p>
          </table:table-cell>
          <table:table-cell table:style-name="Table1.A1" office:value-type="string">
            <text:p text:style-name="P44">a</text:p>
          </table:table-cell>
          <table:table-cell table:style-name="Table1.A1" office:value-type="string">
            <text:p text:style-name="P44">B</text:p>
          </table:table-cell>
          <table:table-cell table:style-name="Table1.A1" office:value-type="string">
            <text:p text:style-name="P44">b</text:p>
          </table:table-cell>
          <table:table-cell table:style-name="Table1.A1" office:value-type="string">
            <text:p text:style-name="P44">c</text:p>
          </table:table-cell>
        </table:table-row>
        <table:table-row table:style-name="TableLine1925871659952"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1.3408</text:p>
          </table:table-cell>
        </table:table-row>
        <table:table-row table:style-name="TableLine1925871659952"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1.6910</text:p>
          </table:table-cell>
        </table:table-row>
        <table:table-row table:style-name="TableLine1925871659952"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3.8318</text:p>
          </table:table-cell>
        </table:table-row>
        <table:table-row table:style-name="TableLine1925871659952"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2</text:p>
          </table:table-cell>
          <table:table-cell table:style-name="Table1.A1" office:value-type="string">
            <text:p text:style-name="P42">1</text:p>
          </table:table-cell>
          <table:table-cell table:style-name="Table1.A1" office:value-type="string">
            <text:p text:style-name="P42">3</text:p>
          </table:table-cell>
          <table:table-cell table:style-name="Table1.A1" office:value-type="string">
            <text:p text:style-name="P43">7.9350</text:p>
          </table:table-cell>
        </table:table-row>
      </table:table>
      <text:p text:style-name="P34"/>
      <text:p text:style-name="P36">(Values of c are usually slight underestimates to get the wave to actually work numerically)</text:p>
      <text:p text:style-name="P36"/>
      <text:p text:style-name="P36">And yet, these don’t even line up with the on-wave generator…</text:p>
      <text:p text:style-name="P36"/>
      <text:p text:style-name="P36">Maybe I should redo it all? <text:s/>Cut out the stuff that was happening as I muddled along.</text:p>
      <text:p text:style-name="P37">Hm, original c-finding-muckery had a factor of 1/sqrt(2*pi) inside it, which isn’t present in my paper end-formula. <text:s/>Should check through code to see there’s nothing funny there.</text:p>
      <text:list xml:id="list4181141642" text:style-name="L6">
        <text:list-item>
          <text:p text:style-name="P38">device_gaussian is the generic form</text:p>
        </text:list-item>
        <text:list-item>
          <text:p text:style-name="P38">connection_weight_difference_of_normals then just multiplies that by A &amp; B, as per eqn 8.9</text:p>
          <text:list>
            <text:list-item>
              <text:p text:style-name="P38">And multiplies by a density factor that’s just dx, or dx*dy, or dx*dy*dz</text:p>
            </text:list-item>
          </text:list>
        </text:list-item>
        <text:list-item>
          <text:p text:style-name="P39">And then that’s invoked in generic.postclean, right?<text:tab/></text:p>
          <text:list>
            <text:list-item>
              <text:p text:style-name="P39">“synapse *<text:span text:style-name="T7">= </text:span>e^(-synapse_decay * fastest_time)”</text:p>
            </text:list-item>
            <text:list-item>
              <text:p text:style-name="P39">“synapse += connection_weight(distance)”</text:p>
            </text:list-item>
            <text:list-item>
              <text:p text:style-name="P39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9T15:28:23.385000000</meta:creation-date>
    <dc:date>2023-10-04T01:44:28.157000000</dc:date>
    <meta:editing-duration>PT8H30M39S</meta:editing-duration>
    <meta:editing-cycles>5</meta:editing-cycles>
    <meta:generator>LibreOffice/7.2.7.2$Windows_X86_64 LibreOffice_project/8d71d29d553c0f7dcbfa38fbfda25ee34cce99a2</meta:generator>
    <meta:document-statistic meta:table-count="1" meta:image-count="0" meta:object-count="0" meta:page-count="3" meta:paragraph-count="94" meta:word-count="1123" meta:character-count="6422" meta:non-whitespace-character-count="5390"/>
  </office:meta>
</office:document-meta>
</file>